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等寬微米黑" svg:font-family="文泉驛等寬微米黑, 細明體, MingLiU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文泉驛等寬微米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文泉驛等寬微米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ish-cn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0.0192754" calcext:value-type="float">
            <text:p>0.0192754</text:p>
          </table:table-cell>
          <table:table-cell office:value-type="float" office:value="0.0307246" calcext:value-type="float">
            <text:p>0.0307246</text:p>
          </table:table-cell>
        </table:table-row>
        <table:table-row table:style-name="ro1">
          <table:table-cell office:value-type="float" office:value="0.043913" calcext:value-type="float">
            <text:p>0.043913</text:p>
          </table:table-cell>
          <table:table-cell office:value-type="float" office:value="0.498696" calcext:value-type="float">
            <text:p>0.498696</text:p>
          </table:table-cell>
        </table:table-row>
        <table:table-row table:style-name="ro1">
          <table:table-cell office:value-type="float" office:value="0.068913" calcext:value-type="float">
            <text:p>0.068913</text:p>
          </table:table-cell>
          <table:table-cell office:value-type="float" office:value="0.66942" calcext:value-type="float">
            <text:p>0.66942</text:p>
          </table:table-cell>
        </table:table-row>
        <table:table-row table:style-name="ro1">
          <table:table-cell office:value-type="float" office:value="0.123043" calcext:value-type="float">
            <text:p>0.123043</text:p>
          </table:table-cell>
          <table:table-cell office:value-type="float" office:value="0.75087" calcext:value-type="float">
            <text:p>0.75087</text:p>
          </table:table-cell>
        </table:table-row>
        <table:table-row table:style-name="ro1">
          <table:table-cell office:value-type="float" office:value="0.186957" calcext:value-type="float">
            <text:p>0.186957</text:p>
          </table:table-cell>
          <table:table-cell office:value-type="float" office:value="0.803696" calcext:value-type="float">
            <text:p>0.803696</text:p>
          </table:table-cell>
        </table:table-row>
        <table:table-row table:style-name="ro1">
          <table:table-cell office:value-type="float" office:value="0.217826" calcext:value-type="float">
            <text:p>0.217826</text:p>
          </table:table-cell>
          <table:table-cell office:value-type="float" office:value="0.843913" calcext:value-type="float">
            <text:p>0.843913</text:p>
          </table:table-cell>
        </table:table-row>
        <table:table-row table:style-name="ro1">
          <table:table-cell office:value-type="float" office:value="0.29971" calcext:value-type="float">
            <text:p>0.29971</text:p>
          </table:table-cell>
          <table:table-cell office:value-type="float" office:value="0.864565" calcext:value-type="float">
            <text:p>0.864565</text:p>
          </table:table-cell>
        </table:table-row>
        <table:table-row table:style-name="ro1">
          <table:table-cell office:value-type="float" office:value="0.336377" calcext:value-type="float">
            <text:p>0.336377</text:p>
          </table:table-cell>
          <table:table-cell office:value-type="float" office:value="0.884058" calcext:value-type="float">
            <text:p>0.884058</text:p>
          </table:table-cell>
        </table:table-row>
        <table:table-row table:style-name="ro1">
          <table:table-cell office:value-type="float" office:value="0.384928" calcext:value-type="float">
            <text:p>0.384928</text:p>
          </table:table-cell>
          <table:table-cell office:value-type="float" office:value="0.895797" calcext:value-type="float">
            <text:p>0.895797</text:p>
          </table:table-cell>
        </table:table-row>
        <table:table-row table:style-name="ro1">
          <table:table-cell office:value-type="float" office:value="0.436884" calcext:value-type="float">
            <text:p>0.436884</text:p>
          </table:table-cell>
          <table:table-cell office:value-type="float" office:value="0.903913" calcext:value-type="float">
            <text:p>0.903913</text:p>
          </table:table-cell>
        </table:table-row>
        <table:table-row table:style-name="ro1">
          <table:table-cell office:value-type="float" office:value="0.467826" calcext:value-type="float">
            <text:p>0.467826</text:p>
          </table:table-cell>
          <table:table-cell office:value-type="float" office:value="0.909928" calcext:value-type="float">
            <text:p>0.909928</text:p>
          </table:table-cell>
        </table:table-row>
        <table:table-row table:style-name="ro1">
          <table:table-cell office:value-type="float" office:value="0.498333" calcext:value-type="float">
            <text:p>0.498333</text:p>
          </table:table-cell>
          <table:table-cell office:value-type="float" office:value="0.915725" calcext:value-type="float">
            <text:p>0.915725</text:p>
          </table:table-cell>
        </table:table-row>
        <table:table-row table:style-name="ro1">
          <table:table-cell office:value-type="float" office:value="0.515942" calcext:value-type="float">
            <text:p>0.515942</text:p>
          </table:table-cell>
          <table:table-cell office:value-type="float" office:value="0.91971" calcext:value-type="float">
            <text:p>0.91971</text:p>
          </table:table-cell>
        </table:table-row>
        <table:table-row table:style-name="ro1">
          <table:table-cell office:value-type="float" office:value="0.547899" calcext:value-type="float">
            <text:p>0.547899</text:p>
          </table:table-cell>
          <table:table-cell office:value-type="float" office:value="0.924058" calcext:value-type="float">
            <text:p>0.924058</text:p>
          </table:table-cell>
        </table:table-row>
        <table:table-row table:style-name="ro1">
          <table:table-cell office:value-type="float" office:value="0.571304" calcext:value-type="float">
            <text:p>0.571304</text:p>
          </table:table-cell>
          <table:table-cell office:value-type="float" office:value="0.927899" calcext:value-type="float">
            <text:p>0.927899</text:p>
          </table:table-cell>
        </table:table-row>
        <table:table-row table:style-name="ro1">
          <table:table-cell office:value-type="float" office:value="0.582681" calcext:value-type="float">
            <text:p>0.582681</text:p>
          </table:table-cell>
          <table:table-cell office:value-type="float" office:value="0.931522" calcext:value-type="float">
            <text:p>0.931522</text:p>
          </table:table-cell>
        </table:table-row>
        <table:table-row table:style-name="ro1">
          <table:table-cell office:value-type="float" office:value="0.601667" calcext:value-type="float">
            <text:p>0.601667</text:p>
          </table:table-cell>
          <table:table-cell office:value-type="float" office:value="0.934275" calcext:value-type="float">
            <text:p>0.934275</text:p>
          </table:table-cell>
        </table:table-row>
        <table:table-row table:style-name="ro1">
          <table:table-cell office:value-type="float" office:value="0.613261" calcext:value-type="float">
            <text:p>0.613261</text:p>
          </table:table-cell>
          <table:table-cell office:value-type="float" office:value="0.936957" calcext:value-type="float">
            <text:p>0.936957</text:p>
          </table:table-cell>
        </table:table-row>
        <table:table-row table:style-name="ro1">
          <table:table-cell office:value-type="float" office:value="0.632391" calcext:value-type="float">
            <text:p>0.632391</text:p>
          </table:table-cell>
          <table:table-cell office:value-type="float" office:value="0.940217" calcext:value-type="float">
            <text:p>0.940217</text:p>
          </table:table-cell>
        </table:table-row>
        <table:table-row table:style-name="ro1">
          <table:table-cell office:value-type="float" office:value="0.639565" calcext:value-type="float">
            <text:p>0.639565</text:p>
          </table:table-cell>
          <table:table-cell office:value-type="float" office:value="0.942464" calcext:value-type="float">
            <text:p>0.942464</text:p>
          </table:table-cell>
        </table:table-row>
        <table:table-row table:style-name="ro1">
          <table:table-cell office:value-type="float" office:value="0.647391" calcext:value-type="float">
            <text:p>0.647391</text:p>
          </table:table-cell>
          <table:table-cell office:value-type="float" office:value="0.944348" calcext:value-type="float">
            <text:p>0.944348</text:p>
          </table:table-cell>
        </table:table-row>
        <table:table-row table:style-name="ro1">
          <table:table-cell office:value-type="float" office:value="0.666159" calcext:value-type="float">
            <text:p>0.666159</text:p>
          </table:table-cell>
          <table:table-cell office:value-type="float" office:value="0.946159" calcext:value-type="float">
            <text:p>0.946159</text:p>
          </table:table-cell>
        </table:table-row>
        <table:table-row table:style-name="ro1">
          <table:table-cell office:value-type="float" office:value="0.673333" calcext:value-type="float">
            <text:p>0.673333</text:p>
          </table:table-cell>
          <table:table-cell office:value-type="float" office:value="0.947681" calcext:value-type="float">
            <text:p>0.94768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49565" calcext:value-type="float">
            <text:p>0.949565</text:p>
          </table:table-cell>
        </table:table-row>
        <table:table-row table:style-name="ro1">
          <table:table-cell office:value-type="float" office:value="0.694203" calcext:value-type="float">
            <text:p>0.694203</text:p>
          </table:table-cell>
          <table:table-cell office:value-type="float" office:value="0.952464" calcext:value-type="float">
            <text:p>0.952464</text:p>
          </table:table-cell>
        </table:table-row>
        <table:table-row table:style-name="ro1">
          <table:table-cell office:value-type="float" office:value="0.697754" calcext:value-type="float">
            <text:p>0.697754</text:p>
          </table:table-cell>
          <table:table-cell office:value-type="float" office:value="0.953841" calcext:value-type="float">
            <text:p>0.953841</text:p>
          </table:table-cell>
        </table:table-row>
        <table:table-row table:style-name="ro1">
          <table:table-cell office:value-type="float" office:value="0.707101" calcext:value-type="float">
            <text:p>0.707101</text:p>
          </table:table-cell>
          <table:table-cell office:value-type="float" office:value="0.954928" calcext:value-type="float">
            <text:p>0.954928</text:p>
          </table:table-cell>
        </table:table-row>
        <table:table-row table:style-name="ro1">
          <table:table-cell office:value-type="float" office:value="0.716159" calcext:value-type="float">
            <text:p>0.716159</text:p>
          </table:table-cell>
          <table:table-cell office:value-type="float" office:value="0.955942" calcext:value-type="float">
            <text:p>0.955942</text:p>
          </table:table-cell>
        </table:table-row>
        <table:table-row table:style-name="ro1">
          <table:table-cell office:value-type="float" office:value="0.720072" calcext:value-type="float">
            <text:p>0.720072</text:p>
          </table:table-cell>
          <table:table-cell office:value-type="float" office:value="0.956957" calcext:value-type="float">
            <text:p>0.956957</text:p>
          </table:table-cell>
        </table:table-row>
        <table:table-row table:style-name="ro1">
          <table:table-cell office:value-type="float" office:value="0.72942" calcext:value-type="float">
            <text:p>0.72942</text:p>
          </table:table-cell>
          <table:table-cell office:value-type="float" office:value="0.957754" calcext:value-type="float">
            <text:p>0.957754</text:p>
          </table:table-cell>
        </table:table-row>
        <table:table-row table:style-name="ro1">
          <table:table-cell office:value-type="float" office:value="0.738913" calcext:value-type="float">
            <text:p>0.738913</text:p>
          </table:table-cell>
          <table:table-cell office:value-type="float" office:value="0.958478" calcext:value-type="float">
            <text:p>0.958478</text:p>
          </table:table-cell>
        </table:table-row>
        <table:table-row table:style-name="ro1">
          <table:table-cell office:value-type="float" office:value="0.742536" calcext:value-type="float">
            <text:p>0.742536</text:p>
          </table:table-cell>
          <table:table-cell office:value-type="float" office:value="0.959348" calcext:value-type="float">
            <text:p>0.959348</text:p>
          </table:table-cell>
        </table:table-row>
        <table:table-row table:style-name="ro1">
          <table:table-cell office:value-type="float" office:value="0.750652" calcext:value-type="float">
            <text:p>0.750652</text:p>
          </table:table-cell>
          <table:table-cell office:value-type="float" office:value="0.960435" calcext:value-type="float">
            <text:p>0.960435</text:p>
          </table:table-cell>
        </table:table-row>
        <table:table-row table:style-name="ro1">
          <table:table-cell office:value-type="float" office:value="0.758116" calcext:value-type="float">
            <text:p>0.758116</text:p>
          </table:table-cell>
          <table:table-cell office:value-type="float" office:value="0.961884" calcext:value-type="float">
            <text:p>0.961884</text:p>
          </table:table-cell>
        </table:table-row>
        <table:table-row table:style-name="ro1">
          <table:table-cell office:value-type="float" office:value="0.760072" calcext:value-type="float">
            <text:p>0.760072</text:p>
          </table:table-cell>
          <table:table-cell office:value-type="float" office:value="0.962971" calcext:value-type="float">
            <text:p>0.962971</text:p>
          </table:table-cell>
        </table:table-row>
        <table:table-row table:style-name="ro1">
          <table:table-cell office:value-type="float" office:value="0.766812" calcext:value-type="float">
            <text:p>0.766812</text:p>
          </table:table-cell>
          <table:table-cell office:value-type="float" office:value="0.963261" calcext:value-type="float">
            <text:p>0.963261</text:p>
          </table:table-cell>
        </table:table-row>
        <table:table-row table:style-name="ro1">
          <table:table-cell office:value-type="float" office:value="0.774058" calcext:value-type="float">
            <text:p>0.774058</text:p>
          </table:table-cell>
          <table:table-cell office:value-type="float" office:value="0.963913" calcext:value-type="float">
            <text:p>0.963913</text:p>
          </table:table-cell>
        </table:table-row>
        <table:table-row table:style-name="ro1">
          <table:table-cell office:value-type="float" office:value="0.778478" calcext:value-type="float">
            <text:p>0.778478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0.783841" calcext:value-type="float">
            <text:p>0.783841</text:p>
          </table:table-cell>
          <table:table-cell office:value-type="float" office:value="0.964928" calcext:value-type="float">
            <text:p>0.964928</text:p>
          </table:table-cell>
        </table:table-row>
        <table:table-row table:style-name="ro1">
          <table:table-cell office:value-type="float" office:value="0.789855" calcext:value-type="float">
            <text:p>0.789855</text:p>
          </table:table-cell>
          <table:table-cell office:value-type="float" office:value="0.966159" calcext:value-type="float">
            <text:p>0.966159</text:p>
          </table:table-cell>
        </table:table-row>
        <table:table-row table:style-name="ro1">
          <table:table-cell office:value-type="float" office:value="0.794348" calcext:value-type="float">
            <text:p>0.794348</text:p>
          </table:table-cell>
          <table:table-cell office:value-type="float" office:value="0.966739" calcext:value-type="float">
            <text:p>0.966739</text:p>
          </table:table-cell>
        </table:table-row>
        <table:table-row table:style-name="ro1">
          <table:table-cell office:value-type="float" office:value="0.800435" calcext:value-type="float">
            <text:p>0.800435</text:p>
          </table:table-cell>
          <table:table-cell office:value-type="float" office:value="0.967754" calcext:value-type="float">
            <text:p>0.967754</text:p>
          </table:table-cell>
        </table:table-row>
        <table:table-row table:style-name="ro1">
          <table:table-cell office:value-type="float" office:value="0.800072" calcext:value-type="float">
            <text:p>0.800072</text:p>
          </table:table-cell>
          <table:table-cell office:value-type="float" office:value="0.967899" calcext:value-type="float">
            <text:p>0.967899</text:p>
          </table:table-cell>
        </table:table-row>
        <table:table-row table:style-name="ro1">
          <table:table-cell office:value-type="float" office:value="0.807536" calcext:value-type="float">
            <text:p>0.807536</text:p>
          </table:table-cell>
          <table:table-cell office:value-type="float" office:value="0.968985" calcext:value-type="float">
            <text:p>0.968985</text:p>
          </table:table-cell>
        </table:table-row>
        <table:table-row table:style-name="ro1">
          <table:table-cell office:value-type="float" office:value="0.815507" calcext:value-type="float">
            <text:p>0.815507</text:p>
          </table:table-cell>
          <table:table-cell office:value-type="float" office:value="0.968841" calcext:value-type="float">
            <text:p>0.968841</text:p>
          </table:table-cell>
        </table:table-row>
        <table:table-row table:style-name="ro1">
          <table:table-cell office:value-type="float" office:value="0.814493" calcext:value-type="float">
            <text:p>0.814493</text:p>
          </table:table-cell>
          <table:table-cell office:value-type="float" office:value="0.969348" calcext:value-type="float">
            <text:p>0.969348</text:p>
          </table:table-cell>
        </table:table-row>
        <table:table-row table:style-name="ro1">
          <table:table-cell office:value-type="float" office:value="0.821594" calcext:value-type="float">
            <text:p>0.821594</text:p>
          </table:table-cell>
          <table:table-cell office:value-type="float" office:value="0.969855" calcext:value-type="float">
            <text:p>0.969855</text:p>
          </table:table-cell>
        </table:table-row>
        <table:table-row table:style-name="ro1">
          <table:table-cell office:value-type="float" office:value="0.826957" calcext:value-type="float">
            <text:p>0.826957</text:p>
          </table:table-cell>
          <table:table-cell office:value-type="float" office:value="0.97058" calcext:value-type="float">
            <text:p>0.97058</text:p>
          </table:table-cell>
        </table:table-row>
        <table:table-row table:style-name="ro1">
          <table:table-cell office:value-type="float" office:value="0.829638" calcext:value-type="float">
            <text:p>0.829638</text:p>
          </table:table-cell>
          <table:table-cell office:value-type="float" office:value="0.971159" calcext:value-type="float">
            <text:p>0.971159</text:p>
          </table:table-cell>
        </table:table-row>
        <table:table-row table:style-name="ro1">
          <table:table-cell office:value-type="float" office:value="0.834855" calcext:value-type="float">
            <text:p>0.834855</text:p>
          </table:table-cell>
          <table:table-cell office:value-type="float" office:value="0.971812" calcext:value-type="float">
            <text:p>0.971812</text:p>
          </table:table-cell>
        </table:table-row>
        <table:table-row table:style-name="ro1">
          <table:table-cell office:value-type="float" office:value="0.837826" calcext:value-type="float">
            <text:p>0.837826</text:p>
          </table:table-cell>
          <table:table-cell office:value-type="float" office:value="0.971957" calcext:value-type="float">
            <text:p>0.971957</text:p>
          </table:table-cell>
        </table:table-row>
        <table:table-row table:style-name="ro1">
          <table:table-cell office:value-type="float" office:value="0.842174" calcext:value-type="float">
            <text:p>0.842174</text:p>
          </table:table-cell>
          <table:table-cell office:value-type="float" office:value="0.971957" calcext:value-type="float">
            <text:p>0.971957</text:p>
          </table:table-cell>
        </table:table-row>
        <table:table-row table:style-name="ro1">
          <table:table-cell office:value-type="float" office:value="0.845652" calcext:value-type="float">
            <text:p>0.845652</text:p>
          </table:table-cell>
          <table:table-cell office:value-type="float" office:value="0.972681" calcext:value-type="float">
            <text:p>0.972681</text:p>
          </table:table-cell>
        </table:table-row>
        <table:table-row table:style-name="ro1">
          <table:table-cell office:value-type="float" office:value="0.847174" calcext:value-type="float">
            <text:p>0.847174</text:p>
          </table:table-cell>
          <table:table-cell office:value-type="float" office:value="0.973623" calcext:value-type="float">
            <text:p>0.973623</text:p>
          </table:table-cell>
        </table:table-row>
        <table:table-row table:style-name="ro1">
          <table:table-cell office:value-type="float" office:value="0.851087" calcext:value-type="float">
            <text:p>0.851087</text:p>
          </table:table-cell>
          <table:table-cell office:value-type="float" office:value="0.97442" calcext:value-type="float">
            <text:p>0.97442</text:p>
          </table:table-cell>
        </table:table-row>
        <table:table-row table:style-name="ro1">
          <table:table-cell office:value-type="float" office:value="0.855362" calcext:value-type="float">
            <text:p>0.855362</text:p>
          </table:table-cell>
          <table:table-cell office:value-type="float" office:value="0.974058" calcext:value-type="float">
            <text:p>0.974058</text:p>
          </table:table-cell>
        </table:table-row>
        <table:table-row table:style-name="ro1" table:number-rows-repeated="1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工作表2" table:style-name="ta1">
        <table:table-column table:style-name="co1" table:number-columns-repeated="5" table:default-cell-style-name="Default"/>
        <table:table-row table:style-name="ro1">
          <table:table-cell office:value-type="float" office:value="2.14785218238831" calcext:value-type="float">
            <text:p>2.14785218238831</text:p>
          </table:table-cell>
          <table:table-cell office:value-type="float" office:value="0.015652174" calcext:value-type="float">
            <text:p>0.015652174</text:p>
          </table:table-cell>
          <table:table-cell office:value-type="float" office:value="7.6773562" calcext:value-type="float">
            <text:p>7.677356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2200016975403" calcext:value-type="float">
            <text:p>11.2200016975403</text:p>
          </table:table-cell>
        </table:table-row>
        <table:table-row table:style-name="ro1">
          <table:table-cell office:value-type="float" office:value="2.95177388191223" calcext:value-type="float">
            <text:p>2.95177388191223</text:p>
          </table:table-cell>
          <table:table-cell office:value-type="float" office:value="0.038768116" calcext:value-type="float">
            <text:p>0.038768116</text:p>
          </table:table-cell>
          <table:table-cell office:value-type="float" office:value="17.61078" calcext:value-type="float">
            <text:p>17.61078</text:p>
          </table:table-cell>
          <table:table-cell office:value-type="float" office:value="0.001" calcext:value-type="float">
            <text:p>0.001</text:p>
          </table:table-cell>
          <table:table-cell office:value-type="float" office:value="30.6560072898865" calcext:value-type="float">
            <text:p>30.6560072898865</text:p>
          </table:table-cell>
        </table:table-row>
        <table:table-row table:style-name="ro1">
          <table:table-cell office:value-type="float" office:value="3.7879741191864" calcext:value-type="float">
            <text:p>3.7879741191864</text:p>
          </table:table-cell>
          <table:table-cell office:value-type="float" office:value="0.057246376" calcext:value-type="float">
            <text:p>0.057246376</text:p>
          </table:table-cell>
          <table:table-cell office:value-type="float" office:value="14.147824" calcext:value-type="float">
            <text:p>14.147824</text:p>
          </table:table-cell>
          <table:table-cell office:value-type="float" office:value="0.001" calcext:value-type="float">
            <text:p>0.001</text:p>
          </table:table-cell>
          <table:table-cell office:value-type="float" office:value="50.0070106983185" calcext:value-type="float">
            <text:p>50.0070106983185</text:p>
          </table:table-cell>
        </table:table-row>
        <table:table-row table:style-name="ro1">
          <table:table-cell office:value-type="float" office:value="4.64014530181885" calcext:value-type="float">
            <text:p>4.64014530181885</text:p>
          </table:table-cell>
          <table:table-cell office:value-type="float" office:value="0.05869565" calcext:value-type="float">
            <text:p>0.05869565</text:p>
          </table:table-cell>
          <table:table-cell office:value-type="float" office:value="11.9536495" calcext:value-type="float">
            <text:p>11.9536495</text:p>
          </table:table-cell>
          <table:table-cell office:value-type="float" office:value="0.001" calcext:value-type="float">
            <text:p>0.001</text:p>
          </table:table-cell>
          <table:table-cell office:value-type="float" office:value="69.4693274497986" calcext:value-type="float">
            <text:p>69.4693274497986</text:p>
          </table:table-cell>
        </table:table-row>
        <table:table-row table:style-name="ro1">
          <table:table-cell office:value-type="float" office:value="5.50044512748718" calcext:value-type="float">
            <text:p>5.50044512748718</text:p>
          </table:table-cell>
          <table:table-cell office:value-type="float" office:value="0.06855073" calcext:value-type="float">
            <text:p>0.06855073</text:p>
          </table:table-cell>
          <table:table-cell office:value-type="float" office:value="8.415467" calcext:value-type="float">
            <text:p>8.415467</text:p>
          </table:table-cell>
          <table:table-cell office:value-type="float" office:value="0.001" calcext:value-type="float">
            <text:p>0.001</text:p>
          </table:table-cell>
          <table:table-cell office:value-type="float" office:value="88.8496437072754" calcext:value-type="float">
            <text:p>88.8496437072754</text:p>
          </table:table-cell>
        </table:table-row>
        <table:table-row table:style-name="ro1">
          <table:table-cell office:value-type="float" office:value="6.40129613876343" calcext:value-type="float">
            <text:p>6.40129613876343</text:p>
          </table:table-cell>
          <table:table-cell office:value-type="float" office:value="0.074347824" calcext:value-type="float">
            <text:p>0.074347824</text:p>
          </table:table-cell>
          <table:table-cell office:value-type="float" office:value="10.095374" calcext:value-type="float">
            <text:p>10.095374</text:p>
          </table:table-cell>
          <table:table-cell office:value-type="float" office:value="0.001" calcext:value-type="float">
            <text:p>0.001</text:p>
          </table:table-cell>
          <table:table-cell office:value-type="float" office:value="108.221014976501" calcext:value-type="float">
            <text:p>108.221014976501</text:p>
          </table:table-cell>
        </table:table-row>
        <table:table-row table:style-name="ro1">
          <table:table-cell office:value-type="float" office:value="7.26589870452881" calcext:value-type="float">
            <text:p>7.26589870452881</text:p>
          </table:table-cell>
          <table:table-cell office:value-type="float" office:value="0.094130434" calcext:value-type="float">
            <text:p>0.094130434</text:p>
          </table:table-cell>
          <table:table-cell office:value-type="float" office:value="7.945675" calcext:value-type="float">
            <text:p>7.945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27.591378211975" calcext:value-type="float">
            <text:p>127.591378211975</text:p>
          </table:table-cell>
        </table:table-row>
        <table:table-row table:style-name="ro1">
          <table:table-cell office:value-type="float" office:value="8.20854496955872" calcext:value-type="float">
            <text:p>8.20854496955872</text:p>
          </table:table-cell>
          <table:table-cell office:value-type="float" office:value="0.08688406" calcext:value-type="float">
            <text:p>0.08688406</text:p>
          </table:table-cell>
          <table:table-cell office:value-type="float" office:value="5.960349" calcext:value-type="float">
            <text:p>5.960349</text:p>
          </table:table-cell>
          <table:table-cell office:value-type="float" office:value="0.001" calcext:value-type="float">
            <text:p>0.001</text:p>
          </table:table-cell>
          <table:table-cell office:value-type="float" office:value="146.951940774918" calcext:value-type="float">
            <text:p>146.951940774918</text:p>
          </table:table-cell>
        </table:table-row>
        <table:table-row table:style-name="ro1">
          <table:table-cell office:value-type="float" office:value="9.18793892860413" calcext:value-type="float">
            <text:p>9.18793892860413</text:p>
          </table:table-cell>
          <table:table-cell office:value-type="float" office:value="0.04826087" calcext:value-type="float">
            <text:p>0.04826087</text:p>
          </table:table-cell>
          <table:table-cell office:value-type="float" office:value="5.491972" calcext:value-type="float">
            <text:p>5.491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66.371465206146" calcext:value-type="float">
            <text:p>166.371465206146</text:p>
          </table:table-cell>
        </table:table-row>
        <table:table-row table:style-name="ro1">
          <table:table-cell office:value-type="float" office:value="10.2011480331421" calcext:value-type="float">
            <text:p>10.2011480331421</text:p>
          </table:table-cell>
          <table:table-cell office:value-type="float" office:value="0.045797102" calcext:value-type="float">
            <text:p>0.045797102</text:p>
          </table:table-cell>
          <table:table-cell office:value-type="float" office:value="6.817737" calcext:value-type="float">
            <text:p>6.817737</text:p>
          </table:table-cell>
          <table:table-cell office:value-type="float" office:value="0.001" calcext:value-type="float">
            <text:p>0.001</text:p>
          </table:table-cell>
          <table:table-cell office:value-type="float" office:value="185.760260105133" calcext:value-type="float">
            <text:p>185.760260105133</text:p>
          </table:table-cell>
        </table:table-row>
        <table:table-row table:style-name="ro1">
          <table:table-cell office:value-type="float" office:value="11.2486078739166" calcext:value-type="float">
            <text:p>11.2486078739166</text:p>
          </table:table-cell>
          <table:table-cell office:value-type="float" office:value="0.030072464" calcext:value-type="float">
            <text:p>0.030072464</text:p>
          </table:table-cell>
          <table:table-cell office:value-type="float" office:value="7.219702" calcext:value-type="float">
            <text:p>7.219702</text:p>
          </table:table-cell>
          <table:table-cell office:value-type="float" office:value="0.001" calcext:value-type="float">
            <text:p>0.001</text:p>
          </table:table-cell>
          <table:table-cell office:value-type="float" office:value="205.203958272934" calcext:value-type="float">
            <text:p>205.203958272934</text:p>
          </table:table-cell>
        </table:table-row>
        <table:table-row table:style-name="ro1">
          <table:table-cell office:value-type="float" office:value="12.2895998954773" calcext:value-type="float">
            <text:p>12.2895998954773</text:p>
          </table:table-cell>
          <table:table-cell office:value-type="float" office:value="0.045724638" calcext:value-type="float">
            <text:p>0.045724638</text:p>
          </table:table-cell>
          <table:table-cell office:value-type="float" office:value="7.6670575" calcext:value-type="float">
            <text:p>7.6670575</text:p>
          </table:table-cell>
          <table:table-cell office:value-type="float" office:value="0.001" calcext:value-type="float">
            <text:p>0.001</text:p>
          </table:table-cell>
          <table:table-cell office:value-type="float" office:value="224.682054042816" calcext:value-type="float">
            <text:p>224.682054042816</text:p>
          </table:table-cell>
        </table:table-row>
        <table:table-row table:style-name="ro1">
          <table:table-cell office:value-type="float" office:value="13.3967409133911" calcext:value-type="float">
            <text:p>13.3967409133911</text:p>
          </table:table-cell>
          <table:table-cell office:value-type="float" office:value="0.075144924" calcext:value-type="float">
            <text:p>0.075144924</text:p>
          </table:table-cell>
          <table:table-cell office:value-type="float" office:value="5.903108" calcext:value-type="float">
            <text:p>5.903108</text:p>
          </table:table-cell>
          <table:table-cell office:value-type="float" office:value="0.001" calcext:value-type="float">
            <text:p>0.001</text:p>
          </table:table-cell>
          <table:table-cell office:value-type="float" office:value="244.103637456894" calcext:value-type="float">
            <text:p>244.103637456894</text:p>
          </table:table-cell>
        </table:table-row>
        <table:table-row table:style-name="ro1">
          <table:table-cell office:value-type="float" office:value="14.2626194953918" calcext:value-type="float">
            <text:p>14.2626194953918</text:p>
          </table:table-cell>
          <table:table-cell office:value-type="float" office:value="0.056811593" calcext:value-type="float">
            <text:p>0.056811593</text:p>
          </table:table-cell>
          <table:table-cell office:value-type="float" office:value="8.123534" calcext:value-type="float">
            <text:p>8.123534</text:p>
          </table:table-cell>
          <table:table-cell office:value-type="float" office:value="0.001" calcext:value-type="float">
            <text:p>0.001</text:p>
          </table:table-cell>
          <table:table-cell office:value-type="float" office:value="254.850774288177" calcext:value-type="float">
            <text:p>254.850774288177</text:p>
          </table:table-cell>
        </table:table-row>
        <table:table-row table:style-name="ro1">
          <table:table-cell office:value-type="float" office:value="15.4983463287354" calcext:value-type="float">
            <text:p>15.4983463287354</text:p>
          </table:table-cell>
          <table:table-cell office:value-type="float" office:value="0.023043478" calcext:value-type="float">
            <text:p>0.023043478</text:p>
          </table:table-cell>
          <table:table-cell office:value-type="float" office:value="8.070577" calcext:value-type="float">
            <text:p>8.070577</text:p>
          </table:table-cell>
          <table:table-cell office:value-type="float" office:value="0.001" calcext:value-type="float">
            <text:p>0.001</text:p>
          </table:table-cell>
          <table:table-cell office:value-type="float" office:value="274.22455072403" calcext:value-type="float">
            <text:p>274.22455072403</text:p>
          </table:table-cell>
        </table:table-row>
        <table:table-row table:style-name="ro1">
          <table:table-cell office:value-type="float" office:value="17.9129724502563" calcext:value-type="float">
            <text:p>17.9129724502563</text:p>
          </table:table-cell>
          <table:table-cell office:value-type="float" office:value="0.022753622" calcext:value-type="float">
            <text:p>0.022753622</text:p>
          </table:table-cell>
          <table:table-cell office:value-type="float" office:value="9.62876" calcext:value-type="float">
            <text:p>9.62876</text:p>
          </table:table-cell>
          <table:table-cell office:value-type="float" office:value="0.001" calcext:value-type="float">
            <text:p>0.001</text:p>
          </table:table-cell>
          <table:table-cell office:value-type="float" office:value="302.48387670517" calcext:value-type="float">
            <text:p>302.48387670517</text:p>
          </table:table-cell>
        </table:table-row>
        <table:table-row table:style-name="ro1">
          <table:table-cell office:value-type="float" office:value="19.1509921550751" calcext:value-type="float">
            <text:p>19.1509921550751</text:p>
          </table:table-cell>
          <table:table-cell office:value-type="float" office:value="0.043115944" calcext:value-type="float">
            <text:p>0.043115944</text:p>
          </table:table-cell>
          <table:table-cell office:value-type="float" office:value="6.713922" calcext:value-type="float">
            <text:p>6.713922</text:p>
          </table:table-cell>
          <table:table-cell office:value-type="float" office:value="0.001" calcext:value-type="float">
            <text:p>0.001</text:p>
          </table:table-cell>
          <table:table-cell office:value-type="float" office:value="321.914081573486" calcext:value-type="float">
            <text:p>321.914081573486</text:p>
          </table:table-cell>
        </table:table-row>
        <table:table-row table:style-name="ro1">
          <table:table-cell office:value-type="float" office:value="20.4448125362396" calcext:value-type="float">
            <text:p>20.4448125362396</text:p>
          </table:table-cell>
          <table:table-cell office:value-type="float" office:value="0.10789855" calcext:value-type="float">
            <text:p>0.10789855</text:p>
          </table:table-cell>
          <table:table-cell office:value-type="float" office:value="4.4162354" calcext:value-type="float">
            <text:p>4.4162354</text:p>
          </table:table-cell>
          <table:table-cell office:value-type="float" office:value="0.001" calcext:value-type="float">
            <text:p>0.001</text:p>
          </table:table-cell>
          <table:table-cell office:value-type="float" office:value="341.296040296555" calcext:value-type="float">
            <text:p>341.296040296555</text:p>
          </table:table-cell>
        </table:table-row>
        <table:table-row table:style-name="ro1">
          <table:table-cell office:value-type="float" office:value="21.6977002620697" calcext:value-type="float">
            <text:p>21.6977002620697</text:p>
          </table:table-cell>
          <table:table-cell office:value-type="float" office:value="0.18369566" calcext:value-type="float">
            <text:p>0.18369566</text:p>
          </table:table-cell>
          <table:table-cell office:value-type="float" office:value="4.5533857" calcext:value-type="float">
            <text:p>4.5533857</text:p>
          </table:table-cell>
          <table:table-cell office:value-type="float" office:value="0.001" calcext:value-type="float">
            <text:p>0.001</text:p>
          </table:table-cell>
          <table:table-cell office:value-type="float" office:value="360.652235269547" calcext:value-type="float">
            <text:p>360.652235269547</text:p>
          </table:table-cell>
        </table:table-row>
        <table:table-row table:style-name="ro1">
          <table:table-cell office:value-type="float" office:value="22.9278061389923" calcext:value-type="float">
            <text:p>22.9278061389923</text:p>
          </table:table-cell>
          <table:table-cell office:value-type="float" office:value="0.19369565" calcext:value-type="float">
            <text:p>0.19369565</text:p>
          </table:table-cell>
          <table:table-cell office:value-type="float" office:value="4.4592896" calcext:value-type="float">
            <text:p>4.4592896</text:p>
          </table:table-cell>
          <table:table-cell office:value-type="float" office:value="0.001" calcext:value-type="float">
            <text:p>0.001</text:p>
          </table:table-cell>
          <table:table-cell office:value-type="float" office:value="380.044185638428" calcext:value-type="float">
            <text:p>380.044185638428</text:p>
          </table:table-cell>
        </table:table-row>
        <table:table-row table:style-name="ro1">
          <table:table-cell office:value-type="float" office:value="24.1772577762604" calcext:value-type="float">
            <text:p>24.1772577762604</text:p>
          </table:table-cell>
          <table:table-cell office:value-type="float" office:value="0.17297101" calcext:value-type="float">
            <text:p>0.17297101</text:p>
          </table:table-cell>
          <table:table-cell office:value-type="float" office:value="3.95134" calcext:value-type="float">
            <text:p>3.95134</text:p>
          </table:table-cell>
          <table:table-cell office:value-type="float" office:value="0.001" calcext:value-type="float">
            <text:p>0.001</text:p>
          </table:table-cell>
          <table:table-cell office:value-type="float" office:value="399.460421562195" calcext:value-type="float">
            <text:p>399.460421562195</text:p>
          </table:table-cell>
        </table:table-row>
        <table:table-row table:style-name="ro1">
          <table:table-cell office:value-type="float" office:value="25.4495477676392" calcext:value-type="float">
            <text:p>25.4495477676392</text:p>
          </table:table-cell>
          <table:table-cell office:value-type="float" office:value="0.17246377" calcext:value-type="float">
            <text:p>0.17246377</text:p>
          </table:table-cell>
          <table:table-cell office:value-type="float" office:value="5.2748117" calcext:value-type="float">
            <text:p>5.2748117</text:p>
          </table:table-cell>
          <table:table-cell office:value-type="float" office:value="0.001" calcext:value-type="float">
            <text:p>0.001</text:p>
          </table:table-cell>
          <table:table-cell office:value-type="float" office:value="418.787210702896" calcext:value-type="float">
            <text:p>418.787210702896</text:p>
          </table:table-cell>
        </table:table-row>
        <table:table-row table:style-name="ro1">
          <table:table-cell office:value-type="float" office:value="26.7580342292786" calcext:value-type="float">
            <text:p>26.7580342292786</text:p>
          </table:table-cell>
          <table:table-cell office:value-type="float" office:value="0.18405797" calcext:value-type="float">
            <text:p>0.18405797</text:p>
          </table:table-cell>
          <table:table-cell office:value-type="float" office:value="5.509668" calcext:value-type="float">
            <text:p>5.509668</text:p>
          </table:table-cell>
          <table:table-cell office:value-type="float" office:value="0.001" calcext:value-type="float">
            <text:p>0.001</text:p>
          </table:table-cell>
          <table:table-cell office:value-type="float" office:value="438.187394380569" calcext:value-type="float">
            <text:p>438.187394380569</text:p>
          </table:table-cell>
        </table:table-row>
        <table:table-row table:style-name="ro1">
          <table:table-cell office:value-type="float" office:value="28.1048300266266" calcext:value-type="float">
            <text:p>28.1048300266266</text:p>
          </table:table-cell>
          <table:table-cell office:value-type="float" office:value="0.20152174" calcext:value-type="float">
            <text:p>0.20152174</text:p>
          </table:table-cell>
          <table:table-cell office:value-type="float" office:value="6.3072004" calcext:value-type="float">
            <text:p>6.3072004</text:p>
          </table:table-cell>
          <table:table-cell office:value-type="float" office:value="0.001" calcext:value-type="float">
            <text:p>0.001</text:p>
          </table:table-cell>
          <table:table-cell office:value-type="float" office:value="457.579446554184" calcext:value-type="float">
            <text:p>457.579446554184</text:p>
          </table:table-cell>
        </table:table-row>
        <table:table-row table:style-name="ro1">
          <table:table-cell office:value-type="float" office:value="29.4590678215027" calcext:value-type="float">
            <text:p>29.4590678215027</text:p>
          </table:table-cell>
          <table:table-cell office:value-type="float" office:value="0.22036232" calcext:value-type="float">
            <text:p>0.22036232</text:p>
          </table:table-cell>
          <table:table-cell office:value-type="float" office:value="8.02239" calcext:value-type="float">
            <text:p>8.02239</text:p>
          </table:table-cell>
          <table:table-cell office:value-type="float" office:value="0.001" calcext:value-type="float">
            <text:p>0.001</text:p>
          </table:table-cell>
          <table:table-cell office:value-type="float" office:value="476.989364624023" calcext:value-type="float">
            <text:p>476.989364624023</text:p>
          </table:table-cell>
        </table:table-row>
        <table:table-row table:style-name="ro1">
          <table:table-cell office:value-type="float" office:value="30.8395681381226" calcext:value-type="float">
            <text:p>30.8395681381226</text:p>
          </table:table-cell>
          <table:table-cell office:value-type="float" office:value="0.23195653" calcext:value-type="float">
            <text:p>0.23195653</text:p>
          </table:table-cell>
          <table:table-cell office:value-type="float" office:value="8.08484" calcext:value-type="float">
            <text:p>8.08484</text:p>
          </table:table-cell>
          <table:table-cell office:value-type="float" office:value="0.001" calcext:value-type="float">
            <text:p>0.001</text:p>
          </table:table-cell>
          <table:table-cell office:value-type="float" office:value="496.395924091339" calcext:value-type="float">
            <text:p>496.395924091339</text:p>
          </table:table-cell>
        </table:table-row>
        <table:table-row table:style-name="ro1">
          <table:table-cell office:value-type="float" office:value="32.1246116161346" calcext:value-type="float">
            <text:p>32.1246116161346</text:p>
          </table:table-cell>
          <table:table-cell office:value-type="float" office:value="0.23811594" calcext:value-type="float">
            <text:p>0.23811594</text:p>
          </table:table-cell>
          <table:table-cell office:value-type="float" office:value="5.2856617" calcext:value-type="float">
            <text:p>5.2856617</text:p>
          </table:table-cell>
          <table:table-cell office:value-type="float" office:value="0.001" calcext:value-type="float">
            <text:p>0.001</text:p>
          </table:table-cell>
          <table:table-cell office:value-type="float" office:value="507.150810241699" calcext:value-type="float">
            <text:p>507.150810241699</text:p>
          </table:table-cell>
        </table:table-row>
        <table:table-row table:style-name="ro1">
          <table:table-cell office:value-type="float" office:value="33.7103836536407" calcext:value-type="float">
            <text:p>33.7103836536407</text:p>
          </table:table-cell>
          <table:table-cell table:number-columns-repeated="4"/>
        </table:table-row>
        <table:table-row table:style-name="ro1">
          <table:table-cell office:value-type="float" office:value="35.6085739135742" calcext:value-type="float">
            <text:p>35.6085739135742</text:p>
          </table:table-cell>
          <table:table-cell table:number-columns-repeated="4"/>
        </table:table-row>
        <table:table-row table:style-name="ro1">
          <table:table-cell office:value-type="float" office:value="37.2028176784515" calcext:value-type="float">
            <text:p>37.2028176784515</text:p>
          </table:table-cell>
          <table:table-cell table:number-columns-repeated="4"/>
        </table:table-row>
        <table:table-row table:style-name="ro1">
          <table:table-cell office:value-type="float" office:value="38.8153059482574" calcext:value-type="float">
            <text:p>38.8153059482574</text:p>
          </table:table-cell>
          <table:table-cell table:number-columns-repeated="4"/>
        </table:table-row>
        <table:table-row table:style-name="ro1">
          <table:table-cell office:value-type="float" office:value="40.3454966545105" calcext:value-type="float">
            <text:p>40.3454966545105</text:p>
          </table:table-cell>
          <table:table-cell table:number-columns-repeated="4"/>
        </table:table-row>
        <table:table-row table:style-name="ro1">
          <table:table-cell office:value-type="float" office:value="41.9033710956574" calcext:value-type="float">
            <text:p>41.9033710956574</text:p>
          </table:table-cell>
          <table:table-cell table:number-columns-repeated="4"/>
        </table:table-row>
        <table:table-row table:style-name="ro1">
          <table:table-cell office:value-type="float" office:value="43.4832842350006" calcext:value-type="float">
            <text:p>43.4832842350006</text:p>
          </table:table-cell>
          <table:table-cell table:number-columns-repeated="4"/>
        </table:table-row>
        <table:table-row table:style-name="ro1">
          <table:table-cell office:value-type="float" office:value="45.2388973236084" calcext:value-type="float">
            <text:p>45.2388973236084</text:p>
          </table:table-cell>
          <table:table-cell table:number-columns-repeated="4"/>
        </table:table-row>
        <table:table-row table:style-name="ro1">
          <table:table-cell office:value-type="float" office:value="46.8778467178345" calcext:value-type="float">
            <text:p>46.8778467178345</text:p>
          </table:table-cell>
          <table:table-cell table:number-columns-repeated="4"/>
        </table:table-row>
        <table:table-row table:style-name="ro1">
          <table:table-cell office:value-type="float" office:value="48.53044962883" calcext:value-type="float">
            <text:p>48.53044962883</text:p>
          </table:table-cell>
          <table:table-cell table:number-columns-repeated="4"/>
        </table:table-row>
        <table:table-row table:style-name="ro1">
          <table:table-cell office:value-type="float" office:value="50.0905745029449" calcext:value-type="float">
            <text:p>50.0905745029449</text:p>
          </table:table-cell>
          <table:table-cell table:number-columns-repeated="4"/>
        </table:table-row>
        <table:table-row table:style-name="ro1">
          <table:table-cell office:value-type="float" office:value="51.7998394966125" calcext:value-type="float">
            <text:p>51.7998394966125</text:p>
          </table:table-cell>
          <table:table-cell table:number-columns-repeated="4"/>
        </table:table-row>
        <table:table-row table:style-name="ro1">
          <table:table-cell office:value-type="float" office:value="53.1549620628357" calcext:value-type="float">
            <text:p>53.1549620628357</text:p>
          </table:table-cell>
          <table:table-cell table:number-columns-repeated="4"/>
        </table:table-row>
        <table:table-row table:style-name="ro1">
          <table:table-cell office:value-type="float" office:value="54.8326299190521" calcext:value-type="float">
            <text:p>54.83262991905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等寬微米黑" svg:font-family="文泉驛等寬微米黑, 細明體, MingLiU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00/00/00</text:date>, <text:time style:data-style-name="N2" text:time-value="18:08:59.609229052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01:52:14.280368539</meta:creation-date>
    <dc:date>2018-01-15T18:09:42.699707784</dc:date>
    <meta:editing-duration>PT2H44M40S</meta:editing-duration>
    <meta:editing-cycles>8</meta:editing-cycles>
    <meta:generator>LibreOffice/5.4.4.2$Linux_X86_64 LibreOffice_project/40m0$Build-2</meta:generator>
    <meta:document-statistic meta:table-count="2" meta:cell-count="261" meta:object-count="0"/>
  </office:meta>
</office:document-meta>
</file>